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881cm" fo:min-width="2.32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937cm" fo:min-width="3.43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343cm" fo:min-width="2.74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806cm" fo:min-width="2.451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221cm" fo:min-width="0.62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038cm" fo:min-width="0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7.884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28cm" fo:min-width="0.252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27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08cm" fo:min-width="0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1.674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358cm" fo:min-width="1.413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358cm" fo:min-width="1.239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444cm" fo:min-width="0.804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45cm" fo:min-width="0.978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444cm" fo:min-width="0.89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358cm" fo:min-width="1.065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892cm"/>
    </style:style>
    <style:style style:name="gr19" style:family="graphic" style:parent-style-name="objectwithoutfill">
      <style:graphic-properties draw:fill="solid" draw:fill-color="#ffffff" draw:textarea-vertical-align="middle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717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358cm" fo:min-width="0.978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32cm" fo:min-width="1.239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358cm" fo:min-width="1.066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28cm" fo:min-width="0.9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8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0.891cm"/>
    </style:style>
    <style:style style:name="gr27" style:family="graphic" style:parent-style-name="standard">
      <style:graphic-properties draw:stroke="none" svg:stroke-color="#000000" draw:fill="none" draw:fill-color="#ffffff" fo:min-height="2.845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.956cm" fo:min-width="2.451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.791cm" fo:min-width="0.484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1.038cm" fo:min-width="0.668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444cm" fo:min-width="0.978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445cm" fo:min-width="0.979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445cm" fo:min-width="1.784cm"/>
    </style:style>
    <style:style style:name="gr3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28cm" fo:min-width="0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28cm" fo:min-width="0.974cm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3cm" fo:min-width="1.099cm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28cm" fo:min-width="1.109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1.711cm" fo:min-width="1.836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792cm" fo:min-width="0.607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272cm" fo:min-width="0.891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.271cm" fo:min-width="1.06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26cm" svg:height="2.131cm" svg:x="3.816cm" svg:y="15.023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4cm" svg:height="3.187cm" svg:x="0.988cm" svg:y="23.8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44cm" svg:height="2.593cm" svg:x="1.306cm" svg:y="24.169cm">
          <text:p text:style-name="P1">Purchas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51cm" svg:height="2.056cm" svg:x="13.898cm" svg:y="11.864cm">
          <text:p text:style-name="P1">SCENARI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55cm" svg:height="2.939cm" svg:x="2.79cm" svg:y="19.681cm">
          <text:p text:style-name="P1">LOAD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967cm" svg:height="2.574cm" svg:x="9.349cm" svg:y="13.429cm">
          <text:p text:style-name="P1">PLAY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7" draw:text-style-name="P2" draw:layer="layout" svg:width="20.475cm" svg:height="5.465cm" svg:x="0.365cm" svg:y="3.375cm">
          <draw:text-box>
            <text:p text:style-name="P2"><text:span text:style-name="T1">Assumptions: USER is an admin, a PLAYER is registered using Django auth. System, and will get derived </text:span></text:p>
            <text:p text:style-name="P2"><text:span text:style-name="T1"><text:tab/></text:span><text:span text:style-name="T1"><text:tab/></text:span><text:span text:style-name="T1"><text:tab/></text:span><text:span text:style-name="T1">attributes UserName, UserID, and password. </text:span></text:p>
            <text:p text:style-name="P2"><text:span text:style-name="T1"><text:tab/></text:span><text:span text:style-name="T1"><text:tab/></text:span><text:span text:style-name="T1">Each PLAYER can have as many PURCHASES as he/she would like.</text:span></text:p>
            <text:p text:style-name="P2"><text:span text:style-name="T1"><text:tab/></text:span><text:span text:style-name="T1"><text:tab/></text:span><text:span text:style-name="T1">PURCHASES requires a PLAYER</text:span></text:p>
            <text:p text:style-name="P2"><text:span text:style-name="T1"><text:tab/></text:span><text:span text:style-name="T1"><text:tab/></text:span><text:span text:style-name="T1">An Admin (USER) can edit any SCENARIO, but only one at a time.</text:span></text:p>
            <text:p text:style-name="P2"><text:span text:style-name="T1"><text:tab/></text:span><text:span text:style-name="T1"><text:tab/></text:span><text:span text:style-name="T1">A PLAYER can play available SCENARIOS, but only one at a time (some SCENARIOS are </text:span></text:p>
            <text:p text:style-name="P2"><text:span text:style-name="T1"><text:tab/></text:span><text:span text:style-name="T1"><text:tab/></text:span><text:span text:style-name="T1"><text:tab/></text:span><text:span text:style-name="T1">PLAYER specific).</text:span></text:p>
            <text:p text:style-name="P2"><text:span text:style-name="T1"><text:tab/></text:span><text:span text:style-name="T1"><text:tab/></text:span><text:span text:style-name="T1">Media in SCENARIOS contains videos or pictures.</text:span></text:p>
            <text:p text:style-name="P2"><text:span text:style-name="T1"><text:tab/></text:span><text:span text:style-name="T1"><text:tab/></text:span><text:span text:style-name="T1">Purchases may include UI overlays that don't effect game play.</text:span></text:p>
            <text:p text:style-name="P2"><text:span text:style-name="T1"><text:tab/></text:span><text:span text:style-name="T1"><text:tab/></text:span><text:span text:style-name="T1">USER AvatarPics can be uploaded to database.</text:span></text:p>
            <text:p text:style-name="P2"><text:span text:style-name="T1"><text:tab/></text:span><text:span text:style-name="T1"><text:tab/></text:span><text:span text:style-name="T1">Every PLAYER gets a default_view PURCHASE from the STORE.</text:span></text:p>
          </draw:text-box>
        </draw:frame>
        <draw:frame draw:style-name="gr8" draw:text-style-name="P3" draw:layer="layout" svg:width="0.777cm" svg:height="0.806cm" svg:x="7.382cm" svg:y="15.023cm">
          <draw:text-box>
            <text:p><text:span text:style-name="T2">1</text:span></text:p>
          </draw:text-box>
        </draw:frame>
        <draw:frame draw:style-name="gr9" draw:text-style-name="P3" draw:layer="layout" svg:width="0.805cm" svg:height="0.806cm" svg:x="11.685cm" svg:y="12.817cm">
          <draw:text-box>
            <text:p><text:span text:style-name="T2">N</text:span></text:p>
          </draw:text-box>
        </draw:frame>
        <draw:frame draw:style-name="gr10" draw:text-style-name="P3" draw:layer="layout" svg:width="0.737cm" svg:height="0.858cm" svg:x="4.062cm" svg:y="17.719cm">
          <draw:text-box>
            <text:p><text:span text:style-name="T2">1</text:span></text:p>
          </draw:text-box>
        </draw:frame>
        <draw:custom-shape draw:style-name="gr11" draw:text-style-name="P4" draw:layer="layout" svg:width="3.074cm" svg:height="0.735cm" svg:x="4.185cm" svg:y="10.12cm">
          <text:p text:style-name="P1"><text:span text:style-name="T3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2.705cm" svg:height="0.858cm" svg:x="0.619cm" svg:y="11.318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.459cm" svg:height="0.858cm" svg:x="4.205cm" svg:y="8.874cm">
          <text:p text:style-name="P1"><text:span text:style-name="T4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1.844cm" svg:height="0.98cm" svg:x="1.726cm" svg:y="13.92cm">
          <text:p text:style-name="P1"><text:span text:style-name="T1">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09cm" svg:height="0.981cm" svg:x="0.865cm" svg:y="15.513cm">
          <text:p text:style-name="P1"><text:span text:style-name="T1">fav_B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.967cm" svg:height="0.98cm" svg:x="1.726cm" svg:y="17.352cm">
          <text:p text:style-name="P1"><text:span text:style-name="T1">fav_Fo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2.213cm" svg:height="0.858cm" svg:x="7.136cm" svg:y="16.984cm">
          <text:p text:style-name="P1"><text:span text:style-name="T1">Avatar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1.968cm" svg:height="0.735cm" svg:x="13.529cm" svg:y="10.12cm">
          <text:p text:style-name="P1"><text:span text:style-name="T4">Scen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4.513cm" svg:y1="10.855cm" svg:x2="14.513cm" svg:y2="11.836cm">
          <text:p/>
        </draw:line>
        <draw:custom-shape draw:style-name="gr20" draw:text-style-name="P5" draw:layer="layout" svg:width="1.721cm" svg:height="0.735cm" svg:x="6.521cm" svg:y="14.165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.906cm" svg:y1="15.023cm" svg:x2="6.521cm" svg:y2="14.655cm">
          <text:p/>
        </draw:line>
        <draw:custom-shape draw:style-name="gr21" draw:text-style-name="P4" draw:layer="layout" svg:width="2.09cm" svg:height="0.858cm" svg:x="0.619cm" svg:y="22.255cm">
          <text:p text:style-name="P1"><text:span text:style-name="T3">play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.111cm" svg:y1="22.99cm" svg:x2="1.357cm" svg:y2="22.99cm">
          <text:p/>
        </draw:line>
        <draw:line draw:style-name="gr19" draw:text-style-name="P1" draw:layer="layout" svg:x1="1.48cm" svg:y1="22.99cm" svg:x2="1.726cm" svg:y2="22.99cm">
          <text:p/>
        </draw:line>
        <draw:line draw:style-name="gr19" draw:text-style-name="P1" draw:layer="layout" svg:x1="1.849cm" svg:y1="22.99cm" svg:x2="2.095cm" svg:y2="22.99cm">
          <text:p/>
        </draw:line>
        <draw:line draw:style-name="gr19" draw:text-style-name="P1" draw:layer="layout" svg:x1="2.217cm" svg:y1="22.99cm" svg:x2="2.463cm" svg:y2="22.99cm">
          <text:p/>
        </draw:line>
        <draw:custom-shape draw:style-name="gr21" draw:text-style-name="P4" draw:layer="layout" svg:width="2.09cm" svg:height="0.858cm" svg:x="5.537cm" svg:y="25.932cm">
          <text:p text:style-name="P1"><text:span text:style-name="T3">itemFKe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9" draw:text-style-name="P1" draw:layer="layout" svg:x1="5.906cm" svg:y1="26.545cm" svg:x2="6.152cm" svg:y2="26.545cm">
          <text:p/>
        </draw:line>
        <draw:line draw:style-name="gr19" draw:text-style-name="P1" draw:layer="layout" svg:x1="6.275cm" svg:y1="26.545cm" svg:x2="6.521cm" svg:y2="26.545cm">
          <text:p/>
        </draw:line>
        <draw:line draw:style-name="gr19" draw:text-style-name="P1" draw:layer="layout" svg:x1="6.644cm" svg:y1="26.545cm" svg:x2="6.89cm" svg:y2="26.545cm">
          <text:p/>
        </draw:line>
        <draw:line draw:style-name="gr19" draw:text-style-name="P1" draw:layer="layout" svg:x1="7.013cm" svg:y1="26.545cm" svg:x2="7.259cm" svg:y2="26.545cm">
          <text:p/>
        </draw:line>
        <draw:custom-shape draw:style-name="gr22" draw:text-style-name="P5" draw:layer="layout" svg:width="2.459cm" svg:height="1.104cm" svg:x="16.111cm" svg:y="9.9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2.214cm" svg:height="0.858cm" svg:x="16.234cm" svg:y="10.12cm">
          <text:p text:style-name="P1"><text:span text:style-name="T1">M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6.726cm" svg:y1="11.836cm" svg:x2="16.972cm" svg:y2="11.101cm">
          <text:p/>
        </draw:line>
        <draw:frame draw:style-name="gr24" draw:text-style-name="P3" draw:layer="layout" svg:width="1.522cm" svg:height="0.806cm" svg:x="6.986cm" svg:y="15.933cm">
          <draw:text-box>
            <text:p><text:span text:style-name="T2">(0,1)</text:span></text:p>
          </draw:text-box>
        </draw:frame>
        <draw:frame draw:style-name="gr24" draw:text-style-name="P3" draw:layer="layout" svg:width="1.522cm" svg:height="0.806cm" svg:x="4.064cm" svg:y="22.702cm">
          <draw:text-box>
            <text:p><text:span text:style-name="T2">(1,n)</text:span></text:p>
          </draw:text-box>
        </draw:frame>
        <draw:frame draw:style-name="gr24" draw:text-style-name="P3" draw:layer="layout" svg:width="1.522cm" svg:height="0.806cm" svg:x="12.177cm" svg:y="13.429cm">
          <draw:text-box>
            <text:p><text:span text:style-name="T2">(0,n)</text:span></text:p>
          </draw:text-box>
        </draw:frame>
        <draw:frame draw:style-name="gr24" draw:text-style-name="P3" draw:layer="layout" svg:width="1.522cm" svg:height="0.806cm" svg:x="4.31cm" svg:y="18.412cm">
          <draw:text-box>
            <text:p><text:span text:style-name="T2">(1,n)</text:span></text:p>
          </draw:text-box>
        </draw:frame>
        <draw:frame draw:style-name="gr25" draw:layer="layout" svg:width="10.785cm" svg:height="0.962cm" svg:x="2.905cm" svg:y="0.8cm">
          <draw:text-box>
            <text:p>Pluvali Game Database ER Diagram</text:p>
          </draw:text-box>
        </draw:frame>
        <draw:custom-shape draw:style-name="gr26" draw:text-style-name="P4" draw:layer="layout" svg:width="1.967cm" svg:height="0.735cm" svg:x="17.833cm" svg:y="11.959cm">
          <text:p text:style-name="P1"><text:span text:style-name="T3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7.833cm" svg:y1="12.326cm" svg:x2="16.849cm" svg:y2="12.326cm">
          <text:p/>
        </draw:line>
        <draw:frame draw:style-name="gr27" draw:text-style-name="P2" draw:layer="layout" svg:width="3.588cm" svg:height="3.095cm" svg:x="17.002cm" svg:y="0.826cm">
          <draw:text-box>
            <text:p><text:span text:style-name="T1">Members:</text:span></text:p>
            <text:p><text:span text:style-name="T1">Alex Davis</text:span></text:p>
            <text:p><text:span text:style-name="T1">Steve Kosovich</text:span></text:p>
            <text:p><text:span text:style-name="T1">Tim Leikam</text:span></text:p>
            <text:p><text:span text:style-name="T1">Greg Martini</text:span></text:p>
          </draw:text-box>
        </draw:frame>
        <draw:custom-shape draw:style-name="gr28" draw:text-style-name="P1" draw:layer="layout" svg:width="2.951cm" svg:height="2.206cm" svg:x="12.177cm" svg:y="24.216cm">
          <text:p text:style-name="P1">STORE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968cm" svg:height="2.081cm" svg:x="7.996cm" svg:y="23.973cm">
          <text:p text:style-name="P1">REFERENC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" draw:layer="layout" svg:width="2.336cm" svg:height="2.574cm" svg:x="7.136cm" svg:y="18.7cm">
          <text:p text:style-name="P1">BUYS</text:p>
          <text:p text:style-name="P1">FROM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1" draw:layer="layout" svg:x1="4.922cm" svg:y1="25.196cm" svg:x2="8.365cm" svg:y2="25.441cm">
          <text:p/>
        </draw:line>
        <draw:custom-shape draw:style-name="gr31" draw:text-style-name="P5" draw:layer="layout" svg:width="2.09cm" svg:height="0.98cm" svg:x="11.439cm" svg:y="22.5cm">
          <text:p text:style-name="P1"><text:span text:style-name="T1">item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2.09cm" svg:height="0.981cm" svg:x="14.267cm" svg:y="22.622cm">
          <text:p text:style-name="P1"><text:span text:style-name="T1">item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2.091cm" svg:height="0.981cm" svg:x="15.988cm" svg:y="23.848cm">
          <text:p text:style-name="P1"><text:span text:style-name="T1">categ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3.228cm" svg:height="0.981cm" svg:x="15.957cm" svg:y="25.319cm">
          <text:p text:style-name="P1"><text:span text:style-name="T1">item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2.423cm" svg:y1="23.48cm" svg:x2="12.546cm" svg:y2="24.215cm">
          <text:p/>
        </draw:line>
        <draw:line draw:style-name="gr19" draw:text-style-name="P1" draw:layer="layout" svg:x1="15.005cm" svg:y1="23.603cm" svg:x2="14.759cm" svg:y2="24.216cm">
          <text:p/>
        </draw:line>
        <draw:frame draw:style-name="gr10" draw:text-style-name="P3" draw:layer="layout" svg:width="0.738cm" svg:height="0.858cm" svg:x="5.906cm" svg:y="24.216cm">
          <draw:text-box>
            <text:p><text:span text:style-name="T2">N</text:span></text:p>
          </draw:text-box>
        </draw:frame>
        <draw:frame draw:style-name="gr34" draw:text-style-name="P3" draw:layer="layout" svg:width="0.738cm" svg:height="0.806cm" svg:x="11.316cm" svg:y="24.541cm">
          <draw:text-box>
            <text:p><text:span text:style-name="T2">M</text:span></text:p>
          </draw:text-box>
        </draw:frame>
        <draw:frame draw:style-name="gr35" draw:text-style-name="P3" draw:layer="layout" svg:width="1.522cm" svg:height="0.806cm" svg:x="5.785cm" svg:y="25.154cm">
          <draw:text-box>
            <text:p><text:span text:style-name="T2">(1,n)</text:span></text:p>
          </draw:text-box>
        </draw:frame>
        <draw:frame draw:style-name="gr36" draw:text-style-name="P3" draw:layer="layout" svg:width="1.599cm" svg:height="1.023cm" svg:x="5.906cm" svg:y="18.658cm">
          <draw:text-box>
            <text:p><text:span text:style-name="T2">(0,1)</text:span></text:p>
          </draw:text-box>
        </draw:frame>
        <draw:frame draw:style-name="gr37" draw:text-style-name="P3" draw:layer="layout" svg:width="1.662cm" svg:height="0.806cm" svg:x="10.322cm" svg:y="25.522cm">
          <draw:text-box>
            <text:p><text:span text:style-name="T2">(1,m)</text:span></text:p>
          </draw:text-box>
        </draw:frame>
        <draw:frame draw:style-name="gr34" draw:text-style-name="P3" draw:layer="layout" svg:width="0.805cm" svg:height="0.806cm" svg:x="10.265cm" svg:y="21.397cm">
          <draw:text-box>
            <text:p><text:span text:style-name="T2">1</text:span></text:p>
          </draw:text-box>
        </draw:frame>
        <draw:frame draw:style-name="gr36" draw:text-style-name="P3" draw:layer="layout" svg:width="1.599cm" svg:height="1.023cm" svg:x="8.242cm" svg:y="22.01cm">
          <draw:text-box>
            <text:p><text:span text:style-name="T2">(0,1)</text:span></text:p>
          </draw:text-box>
        </draw:frame>
        <draw:frame draw:style-name="gr34" draw:text-style-name="P3" draw:layer="layout" svg:width="0.806cm" svg:height="0.806cm" svg:x="7.292cm" svg:y="18.292cm">
          <draw:text-box>
            <text:p><text:span text:style-name="T2">1</text:span></text:p>
          </draw:text-box>
        </draw:frame>
        <draw:line draw:style-name="gr38" draw:text-style-name="P1" draw:layer="layout" svg:x1="1.603cm" svg:y1="23.113cm" svg:x2="1.603cm" svg:y2="23.848cm">
          <text:p/>
        </draw:line>
        <draw:line draw:style-name="gr38" draw:text-style-name="P1" draw:layer="layout" svg:x1="5.537cm" svg:y1="26.3cm" svg:x2="4.922cm" svg:y2="26.3cm">
          <text:p/>
        </draw:line>
        <draw:custom-shape draw:style-name="gr39" draw:text-style-name="P1" draw:layer="layout" svg:width="2.336cm" svg:height="1.961cm" svg:x="1.234cm" svg:y="9.017cm">
          <text:p text:style-name="P1">USER</text:p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3.57cm" svg:y1="9.262cm" svg:x2="4.308cm" svg:y2="9.262cm">
          <text:p/>
        </draw:line>
        <draw:line draw:style-name="gr38" draw:text-style-name="P1" draw:layer="layout" svg:x1="3.57cm" svg:y1="10.488cm" svg:x2="4.185cm" svg:y2="10.488cm">
          <text:p/>
        </draw:line>
        <draw:line draw:style-name="gr38" draw:text-style-name="P1" draw:layer="layout" svg:x1="1.972cm" svg:y1="10.978cm" svg:x2="1.972cm" svg:y2="11.346cm">
          <text:p/>
        </draw:line>
        <draw:custom-shape draw:style-name="gr40" draw:text-style-name="P1" draw:layer="layout" svg:width="2.213cm" svg:height="2.084cm" svg:x="4.062cm" svg:y="11.836cm">
          <text:p text:style-name="P1">REGISTER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8" draw:text-style-name="P1" draw:layer="layout" svg:x1="3.57cm" svg:y1="10.978cm" svg:x2="4.677cm" svg:y2="12.326cm">
          <text:p/>
        </draw:line>
        <draw:line draw:style-name="gr38" draw:text-style-name="P1" draw:layer="layout" svg:x1="5.168cm" svg:y1="13.92cm" svg:x2="5.168cm" svg:y2="15.023cm">
          <text:p/>
        </draw:line>
        <draw:custom-shape draw:style-name="gr6" draw:text-style-name="P1" draw:layer="layout" svg:width="1.967cm" svg:height="2.574cm" svg:x="8.98cm" svg:y="9.63cm">
          <text:p text:style-name="P1">EDI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8" draw:text-style-name="P1" draw:layer="layout" svg:x1="3.57cm" svg:y1="9.875cm" svg:x2="9.595cm" svg:y2="9.998cm">
          <text:p/>
        </draw:line>
        <draw:line draw:style-name="gr38" draw:text-style-name="P1" draw:layer="layout" svg:x1="10.947cm" svg:y1="10.978cm" svg:x2="13.898cm" svg:y2="12.081cm">
          <text:p/>
        </draw:line>
        <draw:line draw:style-name="gr38" draw:text-style-name="P1" draw:layer="layout" svg:x1="3.57cm" svg:y1="14.533cm" svg:x2="4.185cm" svg:y2="15.023cm">
          <text:p/>
        </draw:line>
        <draw:line draw:style-name="gr38" draw:text-style-name="P1" draw:layer="layout" svg:x1="2.955cm" svg:y1="16.126cm" svg:x2="3.816cm" svg:y2="16.126cm">
          <text:p/>
        </draw:line>
        <draw:line draw:style-name="gr38" draw:text-style-name="P1" draw:layer="layout" svg:x1="3.816cm" svg:y1="16.984cm" svg:x2="3.201cm" svg:y2="17.474cm">
          <text:p/>
        </draw:line>
        <draw:line draw:style-name="gr38" draw:text-style-name="P1" draw:layer="layout" svg:x1="6.644cm" svg:y1="16.004cm" svg:x2="9.841cm" svg:y2="15.391cm">
          <text:p/>
        </draw:line>
        <draw:line draw:style-name="gr38" draw:text-style-name="P1" draw:layer="layout" svg:x1="10.824cm" svg:y1="14.165cm" svg:x2="13.898cm" svg:y2="13.184cm">
          <text:p/>
        </draw:line>
        <draw:line draw:style-name="gr38" draw:text-style-name="P1" draw:layer="layout" svg:x1="4.308cm" svg:y1="17.107cm" svg:x2="3.939cm" svg:y2="19.681cm">
          <text:p/>
        </draw:line>
        <draw:line draw:style-name="gr38" draw:text-style-name="P1" draw:layer="layout" svg:x1="3.939cm" svg:y1="22.622cm" svg:x2="3.816cm" svg:y2="23.848cm">
          <text:p/>
        </draw:line>
        <draw:frame draw:style-name="gr10" draw:text-style-name="P3" draw:layer="layout" svg:width="0.738cm" svg:height="0.858cm" svg:x="2.832cm" svg:y="22.745cm">
          <draw:text-box>
            <text:p><text:span text:style-name="T2">N</text:span></text:p>
          </draw:text-box>
        </draw:frame>
        <draw:frame draw:style-name="gr24" draw:text-style-name="P3" draw:layer="layout" svg:width="1.522cm" svg:height="0.806cm" svg:x="4.185cm" svg:y="11.058cm">
          <draw:text-box>
            <text:p><text:span text:style-name="T2">(0,1)</text:span></text:p>
          </draw:text-box>
        </draw:frame>
        <draw:frame draw:style-name="gr35" draw:text-style-name="P3" draw:layer="layout" svg:width="1.522cm" svg:height="0.806cm" svg:x="5.293cm" svg:y="13.92cm">
          <draw:text-box>
            <text:p><text:span text:style-name="T2">(0,1)</text:span></text:p>
          </draw:text-box>
        </draw:frame>
        <draw:frame draw:style-name="gr10" draw:text-style-name="P3" draw:layer="layout" svg:width="0.738cm" svg:height="0.858cm" svg:x="3.447cm" svg:y="11.346cm">
          <draw:text-box>
            <text:p><text:span text:style-name="T2">1</text:span></text:p>
          </draw:text-box>
        </draw:frame>
        <draw:frame draw:style-name="gr10" draw:text-style-name="P3" draw:layer="layout" svg:width="0.737cm" svg:height="0.858cm" svg:x="4.185cm" svg:y="13.92cm">
          <draw:text-box>
            <text:p><text:span text:style-name="T2">1</text:span></text:p>
          </draw:text-box>
        </draw:frame>
        <draw:frame draw:style-name="gr24" draw:text-style-name="P3" draw:layer="layout" svg:width="1.522cm" svg:height="0.806cm" svg:x="7.505cm" svg:y="9.097cm">
          <draw:text-box>
            <text:p><text:span text:style-name="T2">(1,1)</text:span></text:p>
          </draw:text-box>
        </draw:frame>
        <draw:frame draw:style-name="gr24" draw:text-style-name="P3" draw:layer="layout" svg:width="1.522cm" svg:height="0.806cm" svg:x="11.933cm" svg:y="10.61cm">
          <draw:text-box>
            <text:p><text:span text:style-name="T2">(1,n)</text:span></text:p>
          </draw:text-box>
        </draw:frame>
        <draw:frame draw:style-name="gr10" draw:text-style-name="P3" draw:layer="layout" svg:width="0.738cm" svg:height="0.858cm" svg:x="7.627cm" svg:y="10.12cm">
          <draw:text-box>
            <text:p><text:span text:style-name="T2">1</text:span></text:p>
          </draw:text-box>
        </draw:frame>
        <draw:frame draw:style-name="gr34" draw:text-style-name="P3" draw:layer="layout" svg:width="0.806cm" svg:height="0.806cm" svg:x="11.494cm" svg:y="11.468cm">
          <draw:text-box>
            <text:p><text:span text:style-name="T2">N</text:span></text:p>
          </draw:text-box>
        </draw:frame>
        <draw:line draw:style-name="gr38" draw:text-style-name="P1" draw:layer="layout" svg:x1="6.275cm" svg:y1="17.107cm" svg:x2="7.628cm" svg:y2="19.436cm">
          <text:p/>
        </draw:line>
        <draw:line draw:style-name="gr38" draw:text-style-name="P1" draw:layer="layout" svg:x1="9.472cm" svg:y1="25.442cm" svg:x2="12.177cm" svg:y2="25.442cm">
          <text:p/>
        </draw:line>
        <draw:line draw:style-name="gr38" draw:text-style-name="P1" draw:layer="layout" svg:x1="15.989cm" svg:y1="24.338cm" svg:x2="15.128cm" svg:y2="24.828cm">
          <text:p/>
        </draw:line>
        <draw:line draw:style-name="gr38" draw:text-style-name="P1" draw:layer="layout" svg:x1="15.989cm" svg:y1="25.81cm" svg:x2="15.128cm" svg:y2="25.687cm">
          <text:p/>
        </draw:line>
        <draw:line draw:style-name="gr38" draw:text-style-name="P1" draw:layer="layout" svg:x1="8.611cm" svg:y1="20.906cm" svg:x2="12.177cm" svg:y2="24.338cm">
          <text:p/>
        </draw:line>
        <draw:custom-shape draw:style-name="gr4" draw:text-style-name="P1" draw:layer="layout" svg:width="2.951cm" svg:height="2.056cm" svg:x="15.865cm" svg:y="15.758cm">
          <text:p text:style-name="P1">PROBLEM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51cm" svg:height="2.056cm" svg:x="11.562cm" svg:y="18.36cm">
          <text:p text:style-name="P1">SOLUTION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67cm" svg:height="2.574cm" svg:x="12.423cm" svg:y="14.41cm">
          <text:p text:style-name="P1">CREAT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1" draw:layer="layout" svg:width="1.968cm" svg:height="2.574cm" svg:x="16.48cm" svg:y="19.19cm">
          <text:p text:style-name="P1">SOLVES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8" draw:text-style-name="P1" draw:layer="layout" svg:x1="14.759cm" svg:y1="13.92cm" svg:x2="14.021cm" svg:y2="15.146cm">
          <text:p/>
        </draw:line>
        <draw:line draw:style-name="gr38" draw:text-style-name="P1" draw:layer="layout" svg:x1="14.144cm" svg:y1="16.126cm" svg:x2="15.865cm" svg:y2="16.371cm">
          <text:p/>
        </draw:line>
        <draw:line draw:style-name="gr38" draw:text-style-name="P1" draw:layer="layout" svg:x1="16.849cm" svg:y1="17.842cm" svg:x2="17.218cm" svg:y2="19.558cm">
          <text:p/>
        </draw:line>
        <draw:line draw:style-name="gr38" draw:text-style-name="P1" draw:layer="layout" svg:x1="16.726cm" svg:y1="20.906cm" svg:x2="14.513cm" svg:y2="20.048cm">
          <text:p/>
        </draw:line>
        <draw:frame draw:style-name="gr24" draw:text-style-name="P3" draw:layer="layout" svg:width="1.522cm" svg:height="0.806cm" svg:x="14.513cm" svg:y="14.122cm">
          <draw:text-box>
            <text:p><text:span text:style-name="T2">(1,n)</text:span></text:p>
          </draw:text-box>
        </draw:frame>
        <draw:frame draw:style-name="gr37" draw:text-style-name="P3" draw:layer="layout" svg:width="1.662cm" svg:height="0.806cm" svg:x="13.94cm" svg:y="16.451cm">
          <draw:text-box>
            <text:p><text:span text:style-name="T2">(1,m)</text:span></text:p>
          </draw:text-box>
        </draw:frame>
        <draw:frame draw:style-name="gr10" draw:text-style-name="P3" draw:layer="layout" svg:width="0.738cm" svg:height="0.858cm" svg:x="17.095cm" svg:y="17.842cm">
          <draw:text-box>
            <text:p><text:span text:style-name="T2">N</text:span></text:p>
          </draw:text-box>
        </draw:frame>
        <draw:frame draw:style-name="gr34" draw:text-style-name="P3" draw:layer="layout" svg:width="0.492cm" svg:height="0.806cm" svg:x="15.128cm" svg:y="15.513cm">
          <draw:text-box>
            <text:p><text:span text:style-name="T2">M</text:span></text:p>
          </draw:text-box>
        </draw:frame>
        <draw:frame draw:style-name="gr10" draw:text-style-name="P3" draw:layer="layout" svg:width="0.738cm" svg:height="0.858cm" svg:x="13.652cm" svg:y="13.798cm">
          <draw:text-box>
            <text:p><text:span text:style-name="T2">N</text:span></text:p>
          </draw:text-box>
        </draw:frame>
        <draw:frame draw:style-name="gr24" draw:text-style-name="P3" draw:layer="layout" svg:width="1.522cm" svg:height="0.806cm" svg:x="15.376cm" svg:y="18.332cm">
          <draw:text-box>
            <text:p><text:span text:style-name="T2">(1,n)</text:span></text:p>
          </draw:text-box>
        </draw:frame>
        <draw:frame draw:style-name="gr37" draw:text-style-name="P3" draw:layer="layout" svg:width="1.662cm" svg:height="0.806cm" svg:x="14.39cm" svg:y="20.619cm">
          <draw:text-box>
            <text:p><text:span text:style-name="T2">(1,m)</text:span></text:p>
          </draw:text-box>
        </draw:frame>
        <draw:frame draw:style-name="gr37" draw:text-style-name="P3" draw:layer="layout" svg:width="1.662cm" svg:height="0.806cm" svg:x="13.94cm" svg:y="16.451cm">
          <draw:text-box>
            <text:p><text:span text:style-name="T2">(1,m)</text:span></text:p>
          </draw:text-box>
        </draw:frame>
        <draw:frame draw:style-name="gr10" draw:text-style-name="P3" draw:layer="layout" svg:width="0.737cm" svg:height="0.858cm" svg:x="15.251cm" svg:y="19.558cm">
          <draw:text-box>
            <text:p><text:span text:style-name="T2">M</text:span></text:p>
          </draw:text-box>
        </draw:frame>
        <draw:line draw:style-name="gr38" draw:text-style-name="P1" draw:layer="layout" svg:x1="6.644cm" svg:y1="16.861cm" svg:x2="7.136cm" svg:y2="17.351cm">
          <text:p/>
        </draw:line>
        <draw:custom-shape draw:style-name="gr41" draw:text-style-name="P4" draw:layer="layout" svg:width="1.967cm" svg:height="0.736cm" svg:x="17.956cm" svg:y="18.332cm">
          <text:p text:style-name="P1"><text:span text:style-name="T3">Probl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1.968cm" svg:height="0.735cm" svg:x="10.455cm" svg:y="17.352cm">
          <text:p text:style-name="P1"><text:span text:style-name="T3">Sol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2.054cm" svg:y1="18.332cm" svg:x2="11.808cm" svg:y2="18.087cm">
          <text:p/>
        </draw:line>
        <draw:line draw:style-name="gr38" draw:text-style-name="P1" draw:layer="layout" svg:x1="18.817cm" svg:y1="18.332cm" svg:x2="18.325cm" svg:y2="17.842cm">
          <text:p/>
        </draw:line>
        <draw:custom-shape draw:style-name="gr42" draw:text-style-name="P4" draw:layer="layout" svg:width="2.214cm" svg:height="0.735cm" svg:x="16.111cm" svg:y="14.533cm">
          <text:p text:style-name="P1"><text:span text:style-name="T3">SolutionF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1.967cm" svg:height="0.736cm" svg:x="17.71cm" svg:y="13.184cm">
          <text:p text:style-name="P1"><text:span text:style-name="T3">ProblemF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6.357cm" svg:y1="15.023cm" svg:x2="16.603cm" svg:y2="15.023cm">
          <text:p/>
        </draw:line>
        <draw:line draw:style-name="gr19" draw:text-style-name="P1" draw:layer="layout" svg:x1="16.726cm" svg:y1="15.023cm" svg:x2="16.972cm" svg:y2="15.023cm">
          <text:p/>
        </draw:line>
        <draw:line draw:style-name="gr19" draw:text-style-name="P1" draw:layer="layout" svg:x1="17.095cm" svg:y1="15.023cm" svg:x2="17.341cm" svg:y2="15.023cm">
          <text:p/>
        </draw:line>
        <draw:line draw:style-name="gr19" draw:text-style-name="P1" draw:layer="layout" svg:x1="17.464cm" svg:y1="15.023cm" svg:x2="17.71cm" svg:y2="15.023cm">
          <text:p/>
        </draw:line>
        <draw:line draw:style-name="gr19" draw:text-style-name="P1" draw:layer="layout" svg:x1="17.956cm" svg:y1="13.675cm" svg:x2="18.202cm" svg:y2="13.675cm">
          <text:p/>
        </draw:line>
        <draw:line draw:style-name="gr19" draw:text-style-name="P1" draw:layer="layout" svg:x1="18.325cm" svg:y1="13.675cm" svg:x2="18.571cm" svg:y2="13.675cm">
          <text:p/>
        </draw:line>
        <draw:line draw:style-name="gr19" draw:text-style-name="P1" draw:layer="layout" svg:x1="18.693cm" svg:y1="13.675cm" svg:x2="18.939cm" svg:y2="13.675cm">
          <text:p/>
        </draw:line>
        <draw:line draw:style-name="gr19" draw:text-style-name="P1" draw:layer="layout" svg:x1="19.062cm" svg:y1="13.675cm" svg:x2="19.308cm" svg:y2="13.675cm">
          <text:p/>
        </draw:line>
        <draw:line draw:style-name="gr38" draw:text-style-name="P1" draw:layer="layout" svg:x1="16.234cm" svg:y1="13.92cm" svg:x2="16.603cm" svg:y2="14.533cm">
          <text:p/>
        </draw:line>
        <draw:line draw:style-name="gr38" draw:text-style-name="P1" draw:layer="layout" svg:x1="16.849cm" svg:y1="13.552cm" svg:x2="17.833cm" svg:y2="13.6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12:38.059000000</meta:creation-date>
    <dc:date>2014-11-19T00:12:40.538000000</dc:date>
    <meta:editing-duration>PT7H44M20S</meta:editing-duration>
    <meta:editing-cycles>14</meta:editing-cycles>
    <meta:generator>LibreOffice/4.3.1.2$Windows_x86 LibreOffice_project/958349dc3b25111dbca392fbc281a05559ef6848</meta:generator>
    <meta:document-statistic meta:object-count="127"/>
  </office:meta>
</office:document-meta>
</file>